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C C Swiss" svg:font-family="'MAC C Swiss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>
    <style:style style:name="P1" style:family="paragraph" style:parent-style-name="Standard">
      <style:text-properties officeooo:rsid="000e5733" officeooo:paragraph-rsid="000e5733"/>
    </style:style>
    <style:style style:name="P2" style:family="paragraph" style:parent-style-name="Standard">
      <style:text-properties style:font-name="MAC C Swiss" officeooo:rsid="000e5733" officeooo:paragraph-rsid="000e5733"/>
    </style:style>
    <style:style style:name="T1" style:family="text">
      <style:text-properties style:font-name="DejaVu Serif"/>
    </style:style>
    <style:style style:name="T2" style:family="text">
      <style:text-properties officeooo:rsid="000f2b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Прописна кирилица latinica</text:p>
      <text:p text:style-name="P1"/>
      <text:p text:style-name="P2">Nepropisna <text:span text:style-name="T2">£e{eq </text:span>kirilica <text:span text:style-name="T1">latinic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C C Swiss" svg:font-family="'MAC C Swiss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0T20:30:14.641170997</meta:creation-date>
    <dc:date>2022-01-30T20:35:42.980797447</dc:date>
    <meta:editing-duration>PT5M29S</meta:editing-duration>
    <meta:editing-cycles>2</meta:editing-cycles>
    <meta:generator>LibreOffice/7.2.5.2.0$Linux_X86_64 LibreOffice_project/20$Build-2</meta:generator>
    <meta:document-statistic meta:table-count="0" meta:image-count="0" meta:object-count="0" meta:page-count="1" meta:paragraph-count="2" meta:word-count="7" meta:character-count="60" meta:non-whitespace-character-count="55"/>
  </office:meta>
</office:document-meta>
</file>